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80a" officeooo:paragraph-rsid="0019b80a"/>
    </style:style>
    <style:style style:name="P2" style:family="paragraph" style:parent-style-name="Standard">
      <style:text-properties fo:font-weight="bold" officeooo:rsid="0019b80a" officeooo:paragraph-rsid="0019b80a" style:font-weight-asian="bold" style:font-weight-complex="bold"/>
    </style:style>
    <style:style style:name="P3" style:family="paragraph" style:parent-style-name="Standard">
      <style:text-properties fo:font-weight="normal" officeooo:rsid="001a0e2d" officeooo:paragraph-rsid="001a0e2d" style:font-weight-asian="normal" style:font-weight-complex="normal"/>
    </style:style>
    <style:style style:name="P4" style:family="paragraph" style:parent-style-name="Standard">
      <style:text-properties fo:font-weight="normal" officeooo:rsid="001a0e2d" officeooo:paragraph-rsid="001bd31d" style:font-weight-asian="normal" style:font-weight-complex="normal"/>
    </style:style>
    <style:style style:name="P5" style:family="paragraph" style:parent-style-name="Standard">
      <style:text-properties fo:font-weight="normal" officeooo:rsid="001a0e2d" officeooo:paragraph-rsid="0023dde1" style:font-weight-asian="normal" style:font-weight-complex="normal"/>
    </style:style>
    <style:style style:name="P6" style:family="paragraph" style:parent-style-name="Standard">
      <style:text-properties fo:font-weight="normal" officeooo:rsid="001a0e2d" officeooo:paragraph-rsid="0026ea0d" style:font-weight-asian="normal" style:font-weight-complex="normal"/>
    </style:style>
    <style:style style:name="P7" style:family="paragraph" style:parent-style-name="Standard">
      <style:text-properties fo:font-weight="normal" officeooo:rsid="001a0e2d" officeooo:paragraph-rsid="00335c35" style:font-weight-asian="normal" style:font-weight-complex="normal"/>
    </style:style>
    <style:style style:name="P8" style:family="paragraph" style:parent-style-name="Standard">
      <style:text-properties fo:font-weight="normal" officeooo:rsid="001bd31d" officeooo:paragraph-rsid="001bd31d" style:font-weight-asian="normal" style:font-weight-complex="normal"/>
    </style:style>
    <style:style style:name="P9" style:family="paragraph" style:parent-style-name="Standard">
      <style:text-properties fo:font-weight="normal" officeooo:rsid="001bd31d" officeooo:paragraph-rsid="00335c35" style:font-weight-asian="normal" style:font-weight-complex="normal"/>
    </style:style>
    <style:style style:name="T1" style:family="text">
      <style:text-properties fo:font-weight="normal" officeooo:rsid="001bd31d" style:font-weight-asian="normal" style:font-weight-complex="normal"/>
    </style:style>
    <style:style style:name="T2" style:family="text">
      <style:text-properties officeooo:rsid="001dcf6e"/>
    </style:style>
    <style:style style:name="T3" style:family="text">
      <style:text-properties officeooo:rsid="0023dde1"/>
    </style:style>
    <style:style style:name="T4" style:family="text">
      <style:text-properties officeooo:rsid="002b2404"/>
    </style:style>
    <style:style style:name="T5" style:family="text">
      <style:text-properties officeooo:rsid="002ddb4c"/>
    </style:style>
    <style:style style:name="T6" style:family="text">
      <style:text-properties officeooo:rsid="00335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Aims:</text:p>
      <text:p text:style-name="P5">- <text:span text:style-name="T3">Propose Content-Based recommender system which enhances accuracy and chances of recommending more relevant items for each user by learning users taste from genome-tags.</text:span></text:p>
      <text:p text:style-name="P5"><text:span text:style-name="T3">- OR Try to improve movie recommendations for users using their genome-tags.</text:span></text:p>
      <text:p text:style-name="P6"><text:span text:style-name="T3">- Learn user’s taste in terms of following in order to use them for better recommendations.</text:span></text:p>
      <text:p text:style-name="P6"><text:span text:style-name="T3"><text:tab/>-- min preferred fraction &amp; max preferred fraction per genre.</text:span></text:p>
      <text:p text:style-name="P6"><text:span text:style-name="T3"><text:tab/>-- min and max preferred fraction when considered a genre combination for a movie.</text:span></text:p>
      <text:p text:style-name="P6">- <text:span text:style-name="T4">Define serendipity for this system and implement multiple serendipity based approaches.</text:span></text:p>
      <text:p text:style-name="P3"/>
      <text:p text:style-name="P1"/>
      <text:p text:style-name="P1"/>
      <text:p text:style-name="P2">Research Objectives:</text:p>
      <text:p text:style-name="P8">- Design a <text:span text:style-name="T2">R</text:span>ecommender <text:span text:style-name="T2">S</text:span>ystem <text:span text:style-name="T2">which learns user’s min &amp; max preferred taste for each genome-tag and further aggregates min &amp; max ranges per movie genre per user to create user sub-profiles.</text:span></text:p>
      <text:p text:style-name="P7">- Define serendipity for tag-genome based Recommender System.</text:p>
      <text:p text:style-name="P9">- <text:span text:style-name="T5">Implement serendipity for genome based subprofile aware system using DBSCAN method.</text:span></text:p>
      <text:p text:style-name="P9">- Propose a way to evaluate serendipity for tag-genome based User Profile.</text:p>
      <text:p text:style-name="P7">- <text:span text:style-name="T4">Compare between serendipity approaches and state their pro’s and con’s, suggest best approaches for certain situations.</text:span></text:p>
      <text:p text:style-name="P8"/>
      <text:p text:style-name="P8"/>
      <text:p text:style-name="P8"/>
      <text:p text:style-name="P8"><text:s/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1:34:11.629823667</meta:creation-date>
    <dc:date>2019-02-07T22:55:47.435345255</dc:date>
    <meta:editing-duration>PT59M6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73" meta:character-count="1136" meta:non-whitespace-character-count="973"/>
  </office:meta>
</office:document-meta>
</file>